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1.75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000000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2.56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.1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.08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10" style:family="graphic" style:parent-style-name="objectwithoutfill">
      <style:graphic-properties svg:stroke-color="#000000" draw:marker-end="Стили_20_стрелок_20_2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Стили_20_стрелок_20_3" draw:marker-end-width="0.3cm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326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vertical-align="middle"/>
    </style:style>
    <style:style style:name="gr14" style:family="graphic" style:parent-style-name="objectwithoutfill">
      <style:graphic-properties svg:stroke-color="#000000" draw:marker-end="Стили_20_стрелок_20_5" draw:marker-end-width="0.3cm" draw:fill="none" draw:fill-color="#ffffff" draw:textarea-vertical-align="middle"/>
    </style:style>
    <style:style style:name="gr15" style:family="graphic" style:parent-style-name="objectwithoutfill">
      <style:graphic-properties svg:stroke-color="#000000" draw:marker-end="Стили_20_стрелок_20_6" draw:marker-end-width="0.3cm" draw:fill="none" draw:fill-color="#ffffff" draw:textarea-vertical-align="middle"/>
    </style:style>
    <style:style style:name="gr16" style:family="graphic" style:parent-style-name="objectwithoutfill">
      <style:graphic-properties svg:stroke-color="#000000" draw:marker-end="Стили_20_стрелок_20_7" draw:marker-end-width="0.3cm" draw:fill="none" draw:fill-color="#ffffff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278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20" style:family="graphic" style:parent-style-name="objectwithoutfill">
      <style:graphic-properties svg:stroke-color="#000000" draw:marker-end="Стили_20_стрелок_20_8" draw:marker-end-width="0.3cm" draw:fill="none" draw:fill-color="#ffffff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  <style:paragraph-properties style:writing-mode="lr-tb"/>
    </style:style>
    <style:style style:name="gr22" style:family="graphic" style:parent-style-name="objectwithoutfill">
      <style:graphic-properties svg:stroke-color="#000000" draw:marker-end="Стили_20_стрелок_20_9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Стили_20_стрелок_20_10" draw:marker-end-width="0.3cm" draw:fill="none" draw:fill-color="#ffffff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2.542cm"/>
      <style:paragraph-properties style:writing-mode="lr-tb"/>
    </style:style>
    <style:style style:name="gr25" style:family="graphic" style:parent-style-name="objectwithoutfill">
      <style:graphic-properties svg:stroke-color="#000000" draw:marker-end="Стили_20_стрелок_20_11" draw:marker-end-width="0.3cm" draw:fill="none" draw:fill-color="#ffffff" draw:textarea-vertical-align="middle"/>
    </style:style>
    <style:style style:name="P1" style:family="paragraph">
      <style:paragraph-properties fo:text-align="center"/>
      <style:text-properties style:font-name="Times New Roman" fo:font-size="12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style:font-name="Times New Roman"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2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cm" svg:x="9.5cm" svg:y="5.48cm">
          <text:p text:style-name="P1">int main()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name="Text-Annotation-2" draw:style-name="gr2" draw:text-style-name="P4" xml:id="id2" draw:id="id2" draw:layer="layout" svg:width="0.495cm" svg:height="2cm" svg:x="14.5cm" svg:y="2.48cm">
          <text:p text:style-name="P3"><text:span text:style-name="T1">#include &lt;iomanip&gt;</text:span></text:p>
          <text:p text:style-name="P3"><text:span text:style-name="T1">#include &lt;iostream&gt;</text:span></text:p>
          <text:p text:style-name="P3"><text:span text:style-name="T1"/></text:p>
          <text:p text:style-name="P3"><text:span text:style-name="T1">using namespace std;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3" draw:text-style-name="P2" draw:layer="layout" svg:x1="11cm" svg:y1="5.48cm" svg:x2="14.5cm" svg:y2="3.48cm" draw:start-shape="id1" draw:start-glue-point="4" draw:end-shape="id2" draw:end-glue-point="5" svg:d="M11000 5480v-2000h3500" svg:viewBox="0 0 3501 2001">
          <text:p/>
        </draw:connector>
        <draw:custom-shape draw:style-name="gr4" draw:text-style-name="P2" xml:id="id3" draw:id="id3" draw:layer="layout" svg:width="4cm" svg:height="1cm" svg:x="9cm" svg:y="6.98cm">
          <text:p text:style-name="P1">firstTask(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4" draw:text-style-name="P2" xml:id="id4" draw:id="id4" draw:layer="layout" svg:width="4cm" svg:height="1cm" svg:x="9cm" svg:y="8.48cm">
          <text:p text:style-name="P1">secondTask(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onnector draw:style-name="gr5" draw:text-style-name="P5" draw:layer="layout" draw:type="line" svg:x1="11cm" svg:y1="6.48cm" svg:x2="11cm" svg:y2="6.98cm" draw:start-shape="id1" draw:start-glue-point="6" draw:end-shape="id3" draw:end-glue-point="0" svg:d="M11000 6480v500" svg:viewBox="0 0 1 501">
          <text:p/>
        </draw:connector>
        <draw:connector draw:style-name="gr5" draw:text-style-name="P5" draw:layer="layout" draw:type="line" svg:x1="11cm" svg:y1="7.98cm" svg:x2="11cm" svg:y2="8.48cm" draw:start-shape="id3" draw:start-glue-point="2" draw:end-shape="id4" draw:end-glue-point="0" svg:d="M11000 7980v500" svg:viewBox="0 0 1 501">
          <text:p/>
        </draw:connector>
        <draw:custom-shape draw:style-name="gr4" draw:text-style-name="P2" xml:id="id12" draw:id="id12" draw:layer="layout" svg:width="4cm" svg:height="1cm" svg:x="9cm" svg:y="10.48cm">
          <text:p text:style-name="P1">firstTask(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6" draw:text-style-name="P2" xml:id="id13" draw:id="id13" draw:layer="layout" svg:width="6cm" svg:height="1cm" svg:x="8cm" svg:y="11.98cm">
          <text:p text:style-name="P1">size_t N; cin &gt;&gt; N;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2" xml:id="id14" draw:id="id14" draw:layer="layout" svg:width="4cm" svg:height="1cm" svg:x="9cm" svg:y="13.48cm">
          <text:p text:style-name="P1">size_t end = N - 1;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2" xml:id="id11" draw:id="id11" draw:layer="layout" svg:width="6cm" svg:height="1cm" svg:x="8cm" svg:y="14.98cm">
          <text:p text:style-name="P1">for (size_t i = 0; i != N; ++i)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8" draw:text-style-name="P2" xml:id="id9" draw:id="id9" draw:layer="layout" svg:width="6cm" svg:height="1cm" svg:x="8cm" svg:y="16.48cm">
          <text:p text:style-name="P1">for (size_t j = 0; j != N; ++j)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9" draw:text-style-name="P2" xml:id="id5" draw:id="id5" draw:layer="layout" svg:width="5cm" svg:height="3cm" svg:x="8.5cm" svg:y="17.98cm">
          <text:p text:style-name="P1">(i == 0 ||</text:p>
          <text:p text:style-name="P1">j == 0 ||</text:p>
          <text:p text:style-name="P1">i == end ||</text:p>
          <text:p text:style-name="P1">j == end)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6" draw:text-style-name="P2" xml:id="id6" draw:id="id6" draw:layer="layout" svg:width="6cm" svg:height="1cm" svg:x="3.5cm" svg:y="20.48cm">
          <text:p text:style-name="P1">cout &lt;&lt; setw(2) &lt;&lt; '*';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6" draw:text-style-name="P2" xml:id="id7" draw:id="id7" draw:layer="layout" svg:width="6cm" svg:height="1cm" svg:x="12.5cm" svg:y="20.48cm">
          <text:p text:style-name="P1">cout &lt;&lt; setw(2) &lt;&lt; ' ';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10" draw:text-style-name="P5" draw:layer="layout" svg:x1="8.5cm" svg:y1="19.48cm" svg:x2="6.5cm" svg:y2="20.48cm" draw:start-shape="id5" draw:start-glue-point="5" draw:end-shape="id6" draw:end-glue-point="5" svg:d="M8500 19480h-2000v1000" svg:viewBox="0 0 2001 1001">
          <text:p/>
        </draw:connector>
        <draw:connector draw:style-name="gr11" draw:text-style-name="P5" draw:layer="layout" svg:x1="13.5cm" svg:y1="19.48cm" svg:x2="15.5cm" svg:y2="20.48cm" draw:start-shape="id5" draw:start-glue-point="7" draw:end-shape="id7" draw:end-glue-point="5" svg:d="M13500 19480h2000v1000" svg:viewBox="0 0 2001 1001">
          <text:p/>
        </draw:connector>
        <draw:custom-shape draw:style-name="gr12" draw:text-style-name="P2" xml:id="id10" draw:id="id10" draw:layer="layout" svg:width="3cm" svg:height="1cm" svg:x="9.5cm" svg:y="25.73cm">
          <text:p text:style-name="P1">cout &lt;&lt; '\n';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13" draw:text-style-name="P2" draw:layer="layout" draw:line-skew="0.248cm" svg:x1="6.5cm" svg:y1="21.48cm" svg:x2="11.002cm" svg:y2="22.481cm" draw:start-shape="id6" draw:start-glue-point="8" svg:d="M6500 21480v1000h4502v1" svg:viewBox="0 0 4503 1002">
          <text:p/>
        </draw:connector>
        <draw:connector draw:style-name="gr13" draw:text-style-name="P2" xml:id="id8" draw:id="id8" draw:layer="layout" draw:line-skew="-0.252cm" svg:x1="15.5cm" svg:y1="21.48cm" svg:x2="11.002cm" svg:y2="23.481cm" draw:start-shape="id7" draw:start-glue-point="8" svg:d="M15500 21480v1000h-4498v1001" svg:viewBox="0 0 4499 2002">
          <text:p/>
        </draw:connector>
        <draw:connector draw:style-name="gr14" draw:text-style-name="P5" draw:layer="layout" draw:line-skew="-4.999cm" svg:x1="11.002cm" svg:y1="23.481cm" svg:x2="8cm" svg:y2="16.98cm" draw:start-shape="id8" draw:start-glue-point="3" draw:end-shape="id9" draw:end-glue-point="5" svg:d="M11002 23481h-8502v-6501h5500" svg:viewBox="0 0 8503 6502">
          <text:p/>
        </draw:connector>
        <draw:connector draw:style-name="gr15" draw:text-style-name="P5" draw:layer="layout" draw:line-skew="4.998cm 2.874cm" svg:x1="14cm" svg:y1="16.98cm" svg:x2="11cm" svg:y2="25.73cm" draw:start-shape="id9" draw:start-glue-point="7" draw:end-shape="id10" draw:end-glue-point="5" svg:d="M14000 16980h5500v7500h-8500v1250" svg:viewBox="0 0 8501 8751">
          <text:p/>
        </draw:connector>
        <draw:connector draw:style-name="gr16" draw:text-style-name="P5" draw:layer="layout" draw:line-skew="0cm -5.999cm" svg:x1="11cm" svg:y1="26.73cm" svg:x2="8cm" svg:y2="15.48cm" draw:start-shape="id10" draw:start-glue-point="8" draw:end-shape="id11" draw:end-glue-point="5" svg:d="M11000 26730v502h-9500v-11752h6500" svg:viewBox="0 0 9501 11753">
          <text:p/>
        </draw:connector>
        <draw:connector draw:style-name="gr5" draw:text-style-name="P5" draw:layer="layout" draw:type="line" svg:x1="11cm" svg:y1="11.48cm" svg:x2="11cm" svg:y2="11.98cm" draw:start-shape="id12" draw:start-glue-point="2" draw:end-shape="id13" draw:end-glue-point="5" svg:d="M11000 11480v500" svg:viewBox="0 0 1 501">
          <text:p/>
        </draw:connector>
        <draw:connector draw:style-name="gr5" draw:text-style-name="P5" draw:layer="layout" draw:type="line" svg:x1="11cm" svg:y1="12.98cm" svg:x2="11cm" svg:y2="13.48cm" draw:start-shape="id13" draw:start-glue-point="8" draw:end-shape="id14" draw:end-glue-point="4" svg:d="M11000 12980v500" svg:viewBox="0 0 1 501">
          <text:p/>
        </draw:connector>
        <draw:connector draw:style-name="gr5" draw:text-style-name="P5" draw:layer="layout" draw:type="line" svg:x1="11cm" svg:y1="14.48cm" svg:x2="11cm" svg:y2="14.98cm" draw:start-shape="id14" draw:start-glue-point="6" draw:end-shape="id11" draw:end-glue-point="4" svg:d="M11000 14480v500" svg:viewBox="0 0 1 501">
          <text:p/>
        </draw:connector>
        <draw:connector draw:style-name="gr5" draw:text-style-name="P5" draw:layer="layout" draw:type="line" svg:x1="11cm" svg:y1="15.98cm" svg:x2="11cm" svg:y2="16.48cm" draw:start-shape="id11" draw:start-glue-point="6" draw:end-shape="id9" draw:end-glue-point="4" svg:d="M11000 15980v500" svg:viewBox="0 0 1 501">
          <text:p/>
        </draw:connector>
        <draw:connector draw:style-name="gr5" draw:text-style-name="P5" draw:layer="layout" draw:type="line" svg:x1="11cm" svg:y1="17.48cm" svg:x2="11cm" svg:y2="17.98cm" draw:start-shape="id9" draw:start-glue-point="6" draw:end-shape="id5" draw:end-glue-point="4" svg:d="M11000 17480v500" svg:viewBox="0 0 1 501">
          <text:p/>
        </draw:connector>
      </draw:page>
      <draw:page draw:name="page2" draw:style-name="dp1" draw:master-page-name="Обычный">
        <draw:custom-shape draw:style-name="gr4" draw:text-style-name="P2" xml:id="id15" draw:id="id15" draw:layer="layout" svg:width="4cm" svg:height="1cm" svg:x="8.75cm" svg:y="5.6cm">
          <text:p text:style-name="P1">secondTask(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6" draw:text-style-name="P2" xml:id="id16" draw:id="id16" draw:layer="layout" svg:width="6cm" svg:height="1cm" svg:x="7.75cm" svg:y="7.1cm">
          <text:p text:style-name="P1">size_t N; cin &gt;&gt; N;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2" xml:id="id17" draw:id="id17" draw:layer="layout" svg:width="4cm" svg:height="1cm" svg:x="8.75cm" svg:y="8.6cm">
          <text:p text:style-name="P1">size_t summa = 0,</text:p>
          <text:p text:style-name="P1">begin = 1, end = 3;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2" xml:id="id18" draw:id="id18" draw:layer="layout" svg:width="6cm" svg:height="1cm" svg:x="7.75cm" svg:y="10.1cm">
          <text:p text:style-name="P1">for (size_t i = 0; i != N; ++i)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17" draw:text-style-name="P2" xml:id="id21" draw:id="id21" draw:layer="layout" svg:width="8cm" svg:height="1cm" svg:x="6.75cm" svg:y="13.1cm">
          <text:p text:style-name="P1">for (size_t j = begin; j != end; ++j)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5" draw:text-style-name="P5" draw:layer="layout" draw:type="line" svg:x1="10.75cm" svg:y1="6.6cm" svg:x2="10.75cm" svg:y2="7.1cm" draw:start-shape="id15" draw:start-glue-point="2" draw:end-shape="id16" draw:end-glue-point="5" svg:d="M10750 6600v500" svg:viewBox="0 0 1 501">
          <text:p/>
        </draw:connector>
        <draw:connector draw:style-name="gr5" draw:text-style-name="P5" draw:layer="layout" draw:type="line" svg:x1="10.75cm" svg:y1="8.1cm" svg:x2="10.75cm" svg:y2="8.6cm" draw:start-shape="id16" draw:start-glue-point="8" draw:end-shape="id17" draw:end-glue-point="4" svg:d="M10750 8100v500" svg:viewBox="0 0 1 501">
          <text:p/>
        </draw:connector>
        <draw:connector draw:style-name="gr5" draw:text-style-name="P5" draw:layer="layout" draw:type="line" svg:x1="10.75cm" svg:y1="9.6cm" svg:x2="10.75cm" svg:y2="10.1cm" draw:start-shape="id17" draw:start-glue-point="6" draw:end-shape="id18" draw:end-glue-point="4" svg:d="M10750 9600v500" svg:viewBox="0 0 1 501">
          <text:p/>
        </draw:connector>
        <draw:custom-shape draw:style-name="gr18" draw:text-style-name="P2" xml:id="id19" draw:id="id19" draw:layer="layout" svg:width="3.5cm" svg:height="1cm" svg:x="9cm" svg:y="11.6cm">
          <text:p text:style-name="P1">size_t p = 1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0.75cm" svg:y1="11.1cm" svg:x2="10.75cm" svg:y2="11.6cm" draw:start-shape="id18" draw:start-glue-point="6" draw:end-shape="id19" draw:end-glue-point="4" svg:d="M10750 11100v500" svg:viewBox="0 0 1 501">
          <text:p/>
        </draw:connector>
        <draw:custom-shape draw:style-name="gr19" draw:text-style-name="P2" xml:id="id20" draw:id="id20" draw:layer="layout" svg:width="2cm" svg:height="1cm" svg:x="9.75cm" svg:y="14.6cm">
          <text:p text:style-name="P1">p *= j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5" draw:layer="layout" draw:line-skew="-0.002cm -0.499cm" svg:x1="10.75cm" svg:y1="15.6cm" svg:x2="6.75cm" svg:y2="13.6cm" draw:start-shape="id20" draw:start-glue-point="6" draw:end-shape="id21" draw:end-glue-point="5" svg:d="M10750 15600v500h-5000v-2500h1000" svg:viewBox="0 0 5001 2501">
          <text:p/>
        </draw:connector>
        <draw:custom-shape draw:style-name="gr21" draw:text-style-name="P2" xml:id="id22" draw:id="id22" draw:layer="layout" svg:width="4cm" svg:height="2cm" svg:x="8.75cm" svg:y="18.1cm">
          <text:p text:style-name="P1">begin += 1;</text:p>
          <text:p text:style-name="P1">end += 2;</text:p>
          <text:p text:style-name="P1">summa += p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5" draw:layer="layout" draw:line-skew="0cm 0.999cm" svg:x1="14.75cm" svg:y1="13.6cm" svg:x2="10.75cm" svg:y2="18.1cm" draw:start-shape="id21" draw:start-glue-point="7" draw:end-shape="id22" draw:end-glue-point="4" svg:d="M14750 13600h502v3500h-4502v1000" svg:viewBox="0 0 4503 4501">
          <text:p/>
        </draw:connector>
        <draw:connector draw:style-name="gr23" draw:text-style-name="P5" draw:layer="layout" draw:line-skew="0.498cm -2.499cm" svg:x1="10.75cm" svg:y1="20.1cm" svg:x2="7.75cm" svg:y2="10.6cm" draw:start-shape="id22" draw:start-glue-point="6" draw:end-shape="id18" draw:end-glue-point="5" svg:d="M10750 20100v1000h-6000v-10500h3000" svg:viewBox="0 0 6001 10501">
          <text:p/>
        </draw:connector>
        <draw:custom-shape draw:style-name="gr24" draw:text-style-name="P2" xml:id="id23" draw:id="id23" draw:layer="layout" svg:width="5cm" svg:height="1cm" svg:x="8.25cm" svg:y="23.1cm">
          <text:p text:style-name="P1">cout &lt;&lt; summa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5" draw:layer="layout" draw:line-skew="1.998cm 4.999cm" svg:x1="13.75cm" svg:y1="10.6cm" svg:x2="10.75cm" svg:y2="23.1cm" draw:start-shape="id18" draw:start-glue-point="7" draw:end-shape="id23" draw:end-glue-point="5" svg:d="M13750 10600h2500v11500h-5500v1000" svg:viewBox="0 0 5501 12501">
          <text:p/>
        </draw:connector>
        <draw:connector draw:style-name="gr5" draw:text-style-name="P5" draw:layer="layout" draw:type="line" svg:x1="10.75cm" svg:y1="12.6cm" svg:x2="10.75cm" svg:y2="13.1cm" draw:start-shape="id19" draw:start-glue-point="6" draw:end-shape="id21" draw:end-glue-point="4" svg:d="M10750 12600v500" svg:viewBox="0 0 1 501">
          <text:p/>
        </draw:connector>
        <draw:connector draw:style-name="gr5" draw:text-style-name="P5" draw:layer="layout" draw:type="line" svg:x1="10.75cm" svg:y1="14.1cm" svg:x2="10.75cm" svg:y2="14.6cm" draw:start-shape="id21" draw:start-glue-point="6" draw:end-shape="id20" draw:end-glue-point="4" svg:d="M10750 14100v500" svg:viewBox="0 0 1 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30T16:40:32.404000000</dc:date>
    <meta:editing-duration>PT1M8S</meta:editing-duration>
    <meta:editing-cycles>1</meta:editing-cycles>
    <meta:document-statistic meta:object-count="47"/>
    <meta:generator>LibreOffice/7.1.5.2$Windows_X86_64 LibreOffice_project/85f04e9f809797b8199d13c421bd8a2b025d52b5</meta:generator>
  </office:meta>
</office:document-meta>
</file>